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Lato" style:font-family-asian="Lato" style:font-family-complex="Lato" fo:background-color="transparent" fo:color="#575757"/>
    </style:style>
    <style:style style:name="T2" style:family="text">
      <style:text-properties fo:font-size="10.50pt" fo:font-weight="bold" fo:font-family="Lato" style:font-family-asian="Lato" style:font-family-complex="Lato" fo:background-color="transparent" fo:color="#575757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fo:font-family="Tahoma" style:font-family-asian="Tahoma" style:font-family-complex="Tahoma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top="7.50pt" fo:margin-bottom="12.00pt"/>
    </style:style>
    <style:style style:name="P2" style:family="paragraph">
      <style:paragraph-properties fo:line-height="200.00%" fo:text-align="left"/>
    </style:style>
    <style:style style:name="P3" style:family="paragraph">
      <style:paragraph-properties fo:line-height="100.00%" fo:text-align="left" fo:margin-bottom="7.50pt"/>
    </style:style>
    <style:style style:name="P4" style:family="paragraph">
      <style:paragraph-properties fo:line-height="105.00%" fo:text-align="left" fo:margin-bottom="8.00pt"/>
    </style:style>
    <style:style style:name="P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uple</text:span></text:p>
      <text:p text:style-name="P2"><text:span text:style-name="T2">Description</text:span></text:p>
      <text:p text:style-name="P3"><text:span text:style-name="T3">Add the element ‘Python’ to a tuple input_tuple = ('Monty Python', 'British', 1969). Since tuples are immutable, one way to do this is to convert the tuple to a list, add the element, and convert it back to a tuple.</text:span></text:p>
      <text:p text:style-name="P3"><text:span text:style-name="T3"/></text:p>
      <text:p text:style-name="P3"><text:span text:style-name="T4">Sample Input:</text:span><text:span text:style-name="T5"/></text:p>
      <text:p text:style-name="P3"><text:span text:style-name="T5">('Monty Python', 'British', 1969)</text:span></text:p>
      <text:p text:style-name="P3"><text:span text:style-name="T5"/></text:p>
      <text:p text:style-name="P3"><text:span text:style-name="T6">Sample Output:</text:span><text:span text:style-name="T7"/></text:p>
      <text:p text:style-name="P3"><text:span text:style-name="T8">﻿</text:span><text:span text:style-name="T9">('Monty Python', 'British', 1969, 'Python')</text:span></text:p>
      <text:p text:style-name="P4"><text:span text:style-name="T10"/></text:p>
      <text:p text:style-name="P4"><text:span text:style-name="T11"/></text:p>
      <text:p text:style-name="P4"><text:span text:style-name="T11"/></text:p>
      <text:p text:style-name="P4"><text:span text:style-name="T11">import ast,sys</text:span></text:p>
      <text:p text:style-name="P4"><text:span text:style-name="T11">input_str = sys.stdin.read()</text:span></text:p>
      <text:p text:style-name="P4"><text:span text:style-name="T11">input_tuple = ast.literal_eval(input_str)</text:span></text:p>
      <text:p text:style-name="P4"><text:span text:style-name="T11"/></text:p>
      <text:p text:style-name="P4"><text:span text:style-name="T11">a=list(input_tuple)</text:span></text:p>
      <text:p text:style-name="P4"><text:span text:style-name="T11">a.append('Python')</text:span></text:p>
      <text:p text:style-name="P4"><text:span text:style-name="T11">tuple_2=tuple(a)</text:span></text:p>
      <text:p text:style-name="P4"><text:span text:style-name="T11"/></text:p>
      <text:p text:style-name="P4"><text:span text:style-name="T11"># Make sure to name the final tuple 'tuple_2'</text:span></text:p>
      <text:p text:style-name="P4"><text:span text:style-name="T11">print(tuple_2)</text:span><text:span text:style-name="T12"/></text:p>
      <text:p text:style-name="P5"><text:span text:style-name="T1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